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6.514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5.101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151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632cm"/>
    </style:style>
    <style:style style:name="co20" style:family="table-column">
      <style:table-column-properties fo:break-before="auto" style:column-width="4.507cm"/>
    </style:style>
    <style:style style:name="co21" style:family="table-column">
      <style:table-column-properties fo:break-before="auto" style:column-width="5.449cm"/>
    </style:style>
    <style:style style:name="co22" style:family="table-column">
      <style:table-column-properties fo:break-before="auto" style:column-width="3.715cm"/>
    </style:style>
    <style:style style:name="co23" style:family="table-column">
      <style:table-column-properties fo:break-before="auto" style:column-width="2.625cm"/>
    </style:style>
    <style:style style:name="co24" style:family="table-column">
      <style:table-column-properties fo:break-before="auto" style:column-width="7.826cm"/>
    </style:style>
    <style:style style:name="co25" style:family="table-column">
      <style:table-column-properties fo:break-before="auto" style:column-width="6.959cm"/>
    </style:style>
    <style:style style:name="co26" style:family="table-column">
      <style:table-column-properties fo:break-before="auto" style:column-width="5.251cm"/>
    </style:style>
    <style:style style:name="co27" style:family="table-column">
      <style:table-column-properties fo:break-before="auto" style:column-width="5.399cm"/>
    </style:style>
    <style:style style:name="co28" style:family="table-column">
      <style:table-column-properties fo:break-before="auto" style:column-width="2.501cm"/>
    </style:style>
    <style:style style:name="co29" style:family="table-column">
      <style:table-column-properties fo:break-before="auto" style:column-width="3.764cm"/>
    </style:style>
    <style:style style:name="co30" style:family="table-column">
      <style:table-column-properties fo:break-before="auto" style:column-width="10.0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ff00"/>
    </style:style>
    <style:style style:name="ce23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3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33ff"/>
    </style:style>
    <style:style style:name="ce39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fo:background-color="#ffbf00"/>
    </style:style>
    <style:style style:name="ce41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ext-properties style:font-name="Liberation Serif" style:font-name-asian="Segoe UI" style:font-name-complex="Tahoma"/>
    </style:style>
    <style:style style:name="ce44" style:family="table-cell" style:parent-style-name="Default">
      <style:text-properties style:text-line-through-style="solid" style:text-line-through-type="single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en" fo:country="US" style:font-name-complex="Mang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25"/>
        <table:table-column table:style-name="co2" table:default-cell-style-name="ce2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Folder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Login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Network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Docker</text:p>
          </table:table-cell>
          <table:covered-table-cell table:style-name="ce33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23" office:value-type="string" calcext:value-type="string">
            <text:p>su -</text:p>
          </table:table-cell>
          <table:table-cell table:style-name="ce23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39" office:value-type="string" calcext:value-type="string">
            <text:p>apt install docker.io</text:p>
          </table:table-cell>
          <table:table-cell table:style-name="ce39"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35" office:value-type="string" calcext:value-type="string">
            <text:p>su user</text:p>
          </table:table-cell>
          <table:table-cell table:style-name="ce35"/>
          <table:table-cell/>
          <table:table-cell table:style-name="ce35" office:value-type="string" calcext:value-type="string">
            <text:p>curl</text:p>
          </table:table-cell>
          <table:table-cell table:style-name="ce35"/>
          <table:table-cell/>
          <table:table-cell table:style-name="ce40" office:value-type="string" calcext:value-type="string">
            <text:p>docker run hello-world</text:p>
          </table:table-cell>
          <table:table-cell office:value-type="string" calcext:value-type="string">
            <text:p>Start „hello world“ container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22" office:value-type="string" calcext:value-type="string">
            <text:p>passwd</text:p>
          </table:table-cell>
          <table:table-cell table:style-name="ce22" office:value-type="string" calcext:value-type="string">
            <text:p>Change password</text:p>
          </table:table-cell>
          <table:table-cell/>
          <table:table-cell table:style-name="ce39" office:value-type="string" calcext:value-type="string">
            <text:p>wget</text:p>
          </table:table-cell>
          <table:table-cell table:style-name="ce39"/>
          <table:table-cell/>
          <table:table-cell table:style-name="ce40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40" office:value-type="string" calcext:value-type="string">
            <text:p>docker info</text:p>
          </table:table-cell>
          <table:table-cell table:style-name="ce23" office:value-type="string" calcext:value-type="string">
            <text:p>Show various infos</text:p>
          </table:table-cell>
          <table:table-cell/>
        </table:table-row>
        <table:table-row table:style-name="ro1">
          <table:table-cell table:style-name="ce26" office:value-type="string" calcext:value-type="string">
            <text:p>cp -r dir1 dir2</text:p>
          </table:table-cell>
          <table:table-cell table:style-name="ce22" office:value-type="string" calcext:value-type="string">
            <text:p>Copy dir1 into dir2 recursive</text:p>
          </table:table-cell>
          <table:table-cell/>
          <table:table-cell table:style-name="ce23" office:value-type="string" calcext:value-type="string">
            <text:p>id</text:p>
          </table:table-cell>
          <table:table-cell table:style-name="ce23" office:value-type="string" calcext:value-type="string">
            <text:p>Show UID, GID and groups</text:p>
          </table:table-cell>
          <table:table-cell/>
          <table:table-cell table:style-name="ce23" office:value-type="string" calcext:value-type="string">
            <text:p>tcpdump port 123</text:p>
          </table:table-cell>
          <table:table-cell table:style-name="ce23" office:value-type="string" calcext:value-type="string">
            <text:p>Capture NTP traffic</text:p>
          </table:table-cell>
          <table:table-cell/>
          <table:table-cell table:style-name="ce40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22" office:value-type="string" calcext:value-type="string">
            <text:p>rsync -a ~/dir /backup/</text:p>
          </table:table-cell>
          <table:table-cell table:style-name="ce22" office:value-type="string" calcext:value-type="string">
            <text:p>Sync /dir incl. attributes</text:p>
          </table:table-cell>
          <table:table-cell/>
          <table:table-cell table:style-name="ce15" office:value-type="string" calcext:value-type="string" table:number-columns-spanned="2" table:number-rows-spanned="1">
            <text:p>Terminal</text:p>
          </table:table-cell>
          <table:covered-table-cell table:style-name="ce33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40" office:value-type="string" calcext:value-type="string">
            <text:p>docker ps -a</text:p>
          </table:table-cell>
          <table:table-cell table:style-name="ce23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23" office:value-type="string" calcext:value-type="string">
            <text:p>mv dir1/ dir2/</text:p>
          </table:table-cell>
          <table:table-cell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15" office:value-type="string" calcext:value-type="string" table:number-columns-spanned="2" table:number-rows-spanned="1">
            <text:p>ssh</text:p>
          </table:table-cell>
          <table:covered-table-cell table:style-name="ce33"/>
          <table:table-cell/>
          <table:table-cell table:style-name="ce40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23" office:value-type="string" calcext:value-type="string">
            <text:p>ssh <text:a xlink:href="mailto:user@1.2.3.4" xlink:type="simple">user@1.2.3.4</text:a></text:p>
          </table:table-cell>
          <table:table-cell table:style-name="ce23" office:value-type="string" calcext:value-type="string">
            <text:p>Remote login to …</text:p>
          </table:table-cell>
          <table:table-cell/>
          <table:table-cell table:style-name="ce40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pan text:style-name="T1">find dir -type f -printf “</text:span>.“ | wc -c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35"/>
          <table:table-cell table:style-name="ce35" office:value-type="string" calcext:value-type="string">
            <text:p>key gen</text:p>
          </table:table-cell>
          <table:table-cell/>
          <table:table-cell table:style-name="ce40" office:value-type="string" calcext:value-type="string">
            <text:p>docker inspect &lt;container&gt;</text:p>
          </table:table-cell>
          <table:table-cell table:style-name="ce23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Folder Size</text:p>
          </table:table-cell>
          <table:covered-table-cell table:style-name="ce33"/>
          <table:table-cell/>
          <table:table-cell table:style-name="ce23" office:value-type="string" calcext:value-type="string">
            <text:p>sudo !!</text:p>
          </table:table-cell>
          <table:table-cell table:style-name="ce23" office:value-type="string" calcext:value-type="string">
            <text:p>Previous command as sudo</text:p>
          </table:table-cell>
          <table:table-cell/>
          <table:table-cell table:style-name="ce22" office:value-type="string" calcext:value-type="string">
            <text:p>ssh-copy-id 1.2.3.4</text:p>
          </table:table-cell>
          <table:table-cell table:style-name="ce22" office:value-type="string" calcext:value-type="string">
            <text:p>Copy public key to …</text:p>
          </table:table-cell>
          <table:table-cell/>
          <table:table-cell table:style-name="ce40" office:value-type="string" calcext:value-type="string">
            <text:p>docker stats --no-stream</text:p>
          </table:table-cell>
          <table:table-cell table:style-name="ce23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<text:span text:style-name="T1">Show (recursive) </text:span>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35" office:value-type="string" calcext:value-type="string">
            <text:p>sshpass</text:p>
          </table:table-cell>
          <table:table-cell table:style-name="ce35"/>
          <table:table-cell/>
          <table:table-cell table:style-name="ce40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--apparent-size .</text:p>
          </table:table-cell>
          <table:table-cell table:style-name="Default" office:value-type="string" calcext:value-type="string">
            <text:p>Show (recursive) file size of folder</text:p>
          </table:table-cell>
          <table:table-cell/>
          <table:table-cell table:style-name="ce23" office:value-type="string" calcext:value-type="string">
            <text:p>!42</text:p>
          </table:table-cell>
          <table:table-cell table:style-name="ce23" office:value-type="string" calcext:value-type="string">
            <text:p>Execute #42 in history</text:p>
          </table:table-cell>
          <table:table-cell/>
          <table:table-cell table:style-name="ce35" office:value-type="string" calcext:value-type="string">
            <text:p>ssh agent</text:p>
          </table:table-cell>
          <table:table-cell table:style-name="ce35"/>
          <table:table-cell/>
          <table:table-cell table:style-name="ce40" office:value-type="string" calcext:value-type="string">
            <text:p>docker system prune -a</text:p>
          </table:table-cell>
          <table:table-cell table:style-name="ce23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23" office:value-type="string" calcext:value-type="string">
            <text:p>history -c &amp;&amp; history -w </text:p>
          </table:table-cell>
          <table:table-cell table:style-name="ce23" office:value-type="string" calcext:value-type="string">
            <text:p>Clear history</text:p>
          </table:table-cell>
          <table:table-cell/>
          <table:table-cell table:style-name="ce15" office:value-type="string" calcext:value-type="string" table:number-columns-spanned="2" table:number-rows-spanned="1">
            <text:p>File Transfer</text:p>
          </table:table-cell>
          <table:covered-table-cell table:style-name="ce33"/>
          <table:table-cell/>
          <table:table-cell table:style-name="ce40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22" office:value-type="string" calcext:value-type="string">
            <text:p>scp file <text:a xlink:href="mailto:user@1.2.3.4" xlink:type="simple">user@1.2.3.4</text:a>:/dir</text:p>
          </table:table-cell>
          <table:table-cell table:style-name="ce22" office:value-type="string" calcext:value-type="string">
            <text:p>Copy file to …</text:p>
          </table:table-cell>
          <table:table-cell/>
          <table:table-cell table:style-name="ce15" office:value-type="string" calcext:value-type="string" table:number-columns-spanned="2" table:number-rows-spanned="1">
            <text:p>Docker Network</text:p>
          </table:table-cell>
          <table:covered-table-cell table:style-name="ce33"/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Folder Traversal</text:p>
          </table:table-cell>
          <table:covered-table-cell table:style-name="ce33"/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22" office:value-type="string" calcext:value-type="string">
            <text:p>rsync -a ~/dir <text:a xlink:href="mailto:user@1.2.3.4" xlink:type="simple">user@1.2.3.4</text:a>:/dir</text:p>
          </table:table-cell>
          <table:table-cell table:style-name="ce22" office:value-type="string" calcext:value-type="string">
            <text:p>sync /dir to …</text:p>
          </table:table-cell>
          <table:table-cell/>
          <table:table-cell office:value-type="string" calcext:value-type="string">
            <text:p>ip a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15" office:value-type="string" calcext:value-type="string" table:number-columns-spanned="2" table:number-rows-spanned="1">
            <text:p>iperf3</text:p>
          </table:table-cell>
          <table:covered-table-cell table:style-name="ce33"/>
          <table:table-cell/>
          <table:table-cell office:value-type="string" calcext:value-type="string">
            <text:p>docker network ls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table:style-name="ce23" office:value-type="string" calcext:value-type="string">
            <text:p>Ctrl+D</text:p>
          </table:table-cell>
          <table:table-cell table:style-name="ce23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network inspect &lt;bridge&gt;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23" office:value-type="string" calcext:value-type="string">
            <text:p>exit</text:p>
          </table:table-cell>
          <table:table-cell table:style-name="ce23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22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15" office:value-type="string" calcext:value-type="string" table:number-columns-spanned="2" table:number-rows-spanned="1">
            <text:p>Processes</text:p>
          </table:table-cell>
          <table:covered-table-cell table:style-name="ce33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office:value-type="string" calcext:value-type="string">
            <text:p>bridge link</text:p>
          </table:table-cell>
          <table:table-cell table:style-name="ce22"/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File</text:p>
          </table:table-cell>
          <table:covered-table-cell table:style-name="ce33"/>
          <table:table-cell/>
          <table:table-cell table:style-name="ce25" office:value-type="string" calcext:value-type="string">
            <text:p>ps</text:p>
          </table:table-cell>
          <table:table-cell table:style-name="ce23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table:style-name="ce15" office:value-type="string" calcext:value-type="string" table:number-columns-spanned="2" table:number-rows-spanned="1">
            <text:p>Docker Compose</text:p>
          </table:table-cell>
          <table:covered-table-cell table:style-name="ce33"/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5" office:value-type="string" calcext:value-type="string">
            <text:p>ps -A</text:p>
          </table:table-cell>
          <table:table-cell table:style-name="ce23" office:value-type="string" calcext:value-type="string">
            <text:p>List all processes (long)</text:p>
          </table:table-cell>
          <table:table-cell/>
          <table:table-cell table:style-name="ce30" office:value-type="string" calcext:value-type="string" table:number-columns-spanned="2" table:number-rows-spanned="1">
            <text:p>mqtt</text:p>
          </table:table-cell>
          <table:covered-table-cell table:style-name="ce33"/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5" office:value-type="string" calcext:value-type="string">
            <text:p>ps -aux</text:p>
          </table:table-cell>
          <table:table-cell table:style-name="ce23" office:value-type="string" calcext:value-type="string">
            <text:p>List all processes (detailed)</text:p>
          </table:table-cell>
          <table:table-cell/>
          <table:table-cell table:style-name="ce30" office:value-type="string" calcext:value-type="string" table:number-columns-spanned="2" table:number-rows-spanned="1">
            <text:p>scapy</text:p>
          </table:table-cell>
          <table:covered-table-cell table:style-name="ce33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5" office:value-type="string" calcext:value-type="string">
            <text:p>pstree</text:p>
          </table:table-cell>
          <table:table-cell table:style-name="ce23" office:value-type="string" calcext:value-type="string">
            <text:p>Process tree (long)</text:p>
          </table:table-cell>
          <table:table-cell table:number-columns-repeated="4"/>
          <table:table-cell table:style-name="ce39" office:value-type="string" calcext:value-type="string">
            <text:p>docker-compose</text:p>
          </table:table-cell>
          <table:table-cell table:style-name="ce39" office:value-type="string" calcext:value-type="string">
            <text:p>discontinued in 2021!</text:p>
          </table:table-cell>
          <table:table-cell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5" office:value-type="string" calcext:value-type="string">
            <text:p>htop</text:p>
          </table:table-cell>
          <table:table-cell table:style-name="ce23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6" office:value-type="string" calcext:value-type="string">
            <text:p>pidof bash</text:p>
          </table:table-cell>
          <table:table-cell table:style-name="ce22" office:value-type="string" calcext:value-type="string">
            <office:annotation draw:style-name="gr1" svg:width="2.899cm" svg:height="1.799cm" svg:x="22.467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6" office:value-type="string" calcext:value-type="string">
            <text:p>pgrep bash</text:p>
          </table:table-cell>
          <table:table-cell table:style-name="ce22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 table:number-columns-spanned="2" table:number-rows-spanned="1">
            <text:p>File View</text:p>
          </table:table-cell>
          <table:covered-table-cell table:style-name="ce33"/>
          <table:table-cell/>
          <table:table-cell table:style-name="ce25" office:value-type="string" calcext:value-type="string">
            <text:p>kill 1234</text:p>
          </table:table-cell>
          <table:table-cell table:style-name="ce23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5" office:value-type="string" calcext:value-type="string">
            <text:p>kill -9 1234</text:p>
          </table:table-cell>
          <table:table-cell table:style-name="ce23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6" office:value-type="string" calcext:value-type="string">
            <text:p>killall bash</text:p>
          </table:table-cell>
          <table:table-cell table:style-name="ce22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6" office:value-type="string" calcext:value-type="string">
            <text:p>renice 1234</text:p>
          </table:table-cell>
          <table:table-cell table:style-name="ce22" office:value-type="string" calcext:value-type="string">
            <text:p>Change prio of task 1234</text:p>
          </table:table-cell>
          <table:table-cell table:number-columns-repeated="6"/>
          <table:table-cell table:style-name="ce40" office:value-type="string" calcext:value-type="string">
            <text:p>Needs root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/>
          <table:table-cell table:style-name="ce15" office:value-type="string" calcext:value-type="string" table:number-columns-spanned="2" table:number-rows-spanned="1">
            <text:p>Load tests</text:p>
          </table:table-cell>
          <table:covered-table-cell table:style-name="ce33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office:value-type="string" calcext:value-type="string">
            <text:p>apt install stress</text:p>
          </table:table-cell>
          <table:table-cell office:value-type="string" calcext:value-type="string">
            <text:p>install</text:p>
          </table:table-cell>
          <table:table-cell table:number-columns-repeated="6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/>
          <table:table-cell office:value-type="string" calcext:value-type="string">
            <text:p>stress –cpu 3</text:p>
          </table:table-cell>
          <table:table-cell office:value-type="string" calcext:value-type="string">
            <text:p>create cpu load</text:p>
          </table:table-cell>
          <table:table-cell table:number-columns-repeated="6"/>
          <table:table-cell office:value-type="string" calcext:value-type="string">
            <text:p>privileges</text:p>
          </table:table-cell>
        </table:table-row>
        <table:table-row table:style-name="ro1">
          <table:table-cell office:value-type="string" calcext:value-type="string">
            <text:p><text:span text:style-name="T2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/>
          <table:table-cell office:value-type="string" calcext:value-type="string">
            <text:p>stress –vm 4</text:p>
          </table:table-cell>
          <table:table-cell office:value-type="string" calcext:value-type="string">
            <text:p>create memory load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 table:number-columns-spanned="2" table:number-rows-spanned="1">
            <text:p>Find</text:p>
          </table:table-cell>
          <table:covered-table-cell table:style-name="ce33"/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locate file</text:p>
          </table:table-cell>
          <table:table-cell table:style-name="ce22" office:value-type="string" calcext:value-type="string">
            <text:p>Find file</text:p>
          </table:table-cell>
          <table:table-cell/>
          <table:table-cell table:style-name="ce15" office:value-type="string" calcext:value-type="string" table:number-columns-spanned="2" table:number-rows-spanned="1">
            <text:p>sfv hashes</text:p>
          </table:table-cell>
          <table:covered-table-cell table:style-name="ce33"/>
          <table:table-cell table:number-columns-repeated="7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/>
          <table:table-cell office:value-type="string" calcext:value-type="string">
            <text:p>apt install rhash</text:p>
          </table:table-cell>
          <table:table-cell office:value-type="string" calcext:value-type="string">
            <office:annotation draw:style-name="gr1" svg:width="2.899cm" svg:height="1.799cm" svg:x="22.467cm" svg:y="15.661cm" draw:caption-point-x="-0.61cm" draw:caption-point-y="1.51cm">
              <dc:creator>Unbekannter Autor</dc:creator>
              <dc:date>2025-11-02T19:47:50</dc:date>
              <text:p>https://rhash.sourceforge.io/manpage.php</text:p>
            </office:annotation>
            <text:p>insta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/>
          <table:table-cell office:value-type="string" calcext:value-type="string">
            <text:p>rhash -rCv . -o crc32.sfv</text:p>
          </table:table-cell>
          <table:table-cell office:value-type="string" calcext:value-type="string">
            <text:p>create sfv file using CRC32</text:p>
          </table:table-cell>
          <table:table-cell table:number-columns-repeated="7"/>
        </table:table-row>
        <table:table-row table:style-name="ro1">
          <table:table-cell table:style-name="ce26" office:value-type="string" calcext:value-type="string">
            <text:p>find /data -name tosearch</text:p>
          </table:table-cell>
          <table:table-cell table:style-name="ce22" office:value-type="string" calcext:value-type="string">
            <text:p><text:span text:style-name="T1">Search for „tosearch</text:span>“ in /data</text:p>
          </table:table-cell>
          <table:table-cell/>
          <table:table-cell office:value-type="string" calcext:value-type="string">
            <text:p>rhash -rcv --skip-ok crc32.sfv</text:p>
          </table:table-cell>
          <table:table-cell office:value-type="string" calcext:value-type="string">
            <text:p>verify sfv file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0" office:value-type="string" calcext:value-type="string" table:number-columns-spanned="2" table:number-rows-spanned="1">
            <text:p>File &amp; Folder Permissions</text:p>
          </table:table-cell>
          <table:covered-table-cell table:style-name="ce36"/>
          <table:table-cell/>
          <table:table-cell table:style-name="ce35" office:value-type="string" calcext:value-type="string">
            <text:p>Zip / tar</text:p>
          </table:table-cell>
          <table:table-cell table:style-name="ce35"/>
          <table:table-cell table:number-columns-repeated="7"/>
        </table:table-row>
        <table:table-row table:style-name="ro1">
          <table:table-cell table:style-name="Default" office:value-type="string" calcext:value-type="string">
            <text:p>chmod 755 file</text:p>
          </table:table-cell>
          <table:table-cell table:style-name="Default" office:value-type="string" calcext:value-type="string">
            <text:p>Make (script) file executable</text:p>
          </table:table-cell>
          <table:table-cell/>
          <table:table-cell office:value-type="string" calcext:value-type="string">
            <text:p>zip -r folder.zip folder</text:p>
          </table:table-cell>
          <table:table-cell office:value-type="string" calcext:value-type="string">
            <text:p>Recursively zip folder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chown user file</text:p>
          </table:table-cell>
          <table:table-cell table:style-name="Default" office:value-type="string" calcext:value-type="string">
            <text:p>Change owner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:group file</text:p>
          </table:table-cell>
          <table:table-cell table:style-name="Default" office:value-type="string" calcext:value-type="string">
            <text:p>Change owner&amp;group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System</text:p>
          </table:table-cell>
          <table:covered-table-cell table:style-name="ce33"/>
          <table:table-cell/>
          <table:table-cell table:style-name="ce30" office:value-type="string" calcext:value-type="string" table:number-columns-spanned="2" table:number-rows-spanned="1">
            <text:p>Users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Disk Content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Network</text:p>
          </table:table-cell>
          <table:covered-table-cell table:style-name="ce33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23" office:value-type="string" calcext:value-type="string">
            <text:p>df -h</text:p>
          </table:table-cell>
          <table:table-cell table:style-name="ce23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23" office:value-type="string" calcext:value-type="string">
            <text:p>fdisk -l</text:p>
          </table:table-cell>
          <table:table-cell table:style-name="ce23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35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23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35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15" office:value-type="string" calcext:value-type="string" table:number-columns-spanned="2" table:number-rows-spanned="1">
            <text:p>Packages (apt)</text:p>
          </table:table-cell>
          <table:covered-table-cell table:style-name="ce33"/>
          <table:table-cell table:number-columns-repeated="4"/>
          <table:table-cell table:style-name="ce15" office:value-type="string" calcext:value-type="string" table:number-columns-spanned="2" table:number-rows-spanned="1">
            <text:p>Mount</text:p>
          </table:table-cell>
          <table:covered-table-cell table:style-name="ce33"/>
          <table:table-cell/>
          <table:table-cell table:style-name="ce35" office:value-type="string" calcext:value-type="string">
            <text:p>ip link</text:p>
          </table:table-cell>
          <table:table-cell table:style-name="ce35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22" office:value-type="string" calcext:value-type="string">
            <text:p>findmnt</text:p>
          </table:table-cell>
          <table:table-cell table:style-name="ce22" office:value-type="string" calcext:value-type="string">
            <text:p>List mounts</text:p>
          </table:table-cell>
          <table:table-cell/>
          <table:table-cell table:style-name="ce35" office:value-type="string" calcext:value-type="string">
            <text:p>ip -o link show</text:p>
          </table:table-cell>
          <table:table-cell table:style-name="ce35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22" office:value-type="string" calcext:value-type="string">
            <text:p>cat /etc/fstab</text:p>
          </table:table-cell>
          <table:table-cell table:style-name="ce22" office:value-type="string" calcext:value-type="string">
            <text:p>Show filesystem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22" office:value-type="string" calcext:value-type="string">
            <text:p>mount /dev/sda /mnt</text:p>
          </table:table-cell>
          <table:table-cell table:style-name="ce22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22" office:value-type="string" calcext:value-type="string">
            <text:p>umount /mnt</text:p>
          </table:table-cell>
          <table:table-cell table:style-name="ce22" office:value-type="string" calcext:value-type="string">
            <text:p>Unmount /mnt</text:p>
          </table:table-cell>
          <table:table-cell/>
          <table:table-cell table:style-name="ce35" office:value-type="string" calcext:value-type="string">
            <text:p>ip route show</text:p>
          </table:table-cell>
          <table:table-cell table:style-name="ce35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39" office:value-type="string" calcext:value-type="string">
            <text:p>netstat -ntlp</text:p>
          </table:table-cell>
          <table:table-cell table:style-name="ce39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23" office:value-type="string" calcext:value-type="string">
            <text:p>apt install xy</text:p>
          </table:table-cell>
          <table:table-cell table:style-name="ce23" office:value-type="string" calcext:value-type="string">
            <text:p>Install package xy</text:p>
          </table:table-cell>
          <table:table-cell table:number-columns-repeated="4"/>
          <table:table-cell table:style-name="ce35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23" office:value-type="string" calcext:value-type="string">
            <text:p>apt install xy yz</text:p>
          </table:table-cell>
          <table:table-cell table:style-name="ce23" office:value-type="string" calcext:value-type="string">
            <text:p>Install packages xy &amp; yz</text:p>
          </table:table-cell>
          <table:table-cell table:number-columns-repeated="4"/>
          <table:table-cell table:style-name="ce35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15" office:value-type="string" calcext:value-type="string" table:number-columns-spanned="2" table:number-rows-spanned="1">
            <text:p>ssh server</text:p>
          </table:table-cell>
          <table:covered-table-cell table:style-name="ce33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23" office:value-type="string" calcext:value-type="string">
            <text:p>apt install openssh-server</text:p>
          </table:table-cell>
          <table:table-cell table:style-name="ce23" office:value-type="string" calcext:value-type="string">
            <text:p>install</text:p>
          </table:table-cell>
          <table:table-cell/>
        </table:table-row>
        <table:table-row table:style-name="ro1">
          <table:table-cell table:style-name="ce23" office:value-type="string" calcext:value-type="string">
            <text:p>apt show xy</text:p>
          </table:table-cell>
          <table:table-cell table:style-name="ce23" office:value-type="string" calcext:value-type="string">
            <text:p>infos about package xy</text:p>
          </table:table-cell>
          <table:table-cell table:number-columns-repeated="4"/>
          <table:table-cell table:style-name="ce30" office:value-type="string" calcext:value-type="string" table:number-columns-spanned="2" table:number-rows-spanned="1">
            <text:p>Realtime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SMB</text:p>
          </table:table-cell>
          <table:covered-table-cell table:style-name="ce33"/>
          <table:table-cell/>
        </table:table-row>
        <table:table-row table:style-name="ro1">
          <table:table-cell table:style-name="ce41" office:value-type="string" calcext:value-type="string">
            <text:p>Packages (flatpak)</text:p>
          </table:table-cell>
          <table:table-cell table:style-name="ce35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23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41" office:value-type="string" calcext:value-type="string">
            <text:p>Packages (snap)</text:p>
          </table:table-cell>
          <table:table-cell table:style-name="ce35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0" office:value-type="string" calcext:value-type="string" table:number-columns-spanned="2" table:number-rows-spanned="1">
            <text:p>Groups</text:p>
          </table:table-cell>
          <table:covered-table-cell table:style-name="ce33"/>
          <table:table-cell table:number-columns-repeated="7"/>
        </table:table-row>
        <table:table-row table:style-name="ro1">
          <table:table-cell table:style-name="ce15" office:value-type="string" calcext:value-type="string" table:number-columns-spanned="2" table:number-rows-spanned="1">
            <text:p>Kernel Modules</text:p>
          </table:table-cell>
          <table:covered-table-cell table:style-name="ce33"/>
          <table:table-cell table:number-columns-repeated="10"/>
        </table:table-row>
        <table:table-row table:style-name="ro1">
          <table:table-cell office:value-type="string" calcext:value-type="string">
            <text:p>lsmod</text:p>
          </table:table-cell>
          <table:table-cell office:value-type="string" calcext:value-type="string">
            <text:p>show loaded modul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info x</text:p>
          </table:table-cell>
          <table:table-cell office:value-type="string" calcext:value-type="string">
            <text:p>infos about module 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probe x</text:p>
          </table:table-cell>
          <table:table-cell office:value-type="string" calcext:value-type="string">
            <text:p>Try load module x (temporary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 /etc/modules</text:p>
          </table:table-cell>
          <table:table-cell office:value-type="string" calcext:value-type="string">
            <text:p>User loaded modules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table:style-name="ce15" office:value-type="string" calcext:value-type="string" table:number-columns-spanned="2" table:number-rows-spanned="1">
            <text:p>Wireless</text:p>
          </table:table-cell>
          <table:covered-table-cell table:style-name="ce33"/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Shutdown</text:p>
          </table:table-cell>
          <table:covered-table-cell table:style-name="ce33"/>
          <table:table-cell table:number-columns-repeated="7"/>
          <table:table-cell table:style-name="ce39" office:value-type="string" calcext:value-type="string">
            <text:p>iwconfig</text:p>
          </table:table-cell>
          <table:table-cell table:style-name="ce39" office:value-type="string" calcext:value-type="string">
            <text:p>List wifi</text:p>
          </table:table-cell>
          <table:table-cell/>
        </table:table-row>
        <table:table-row table:style-name="ro1">
          <table:table-cell table:style-name="ce23" office:value-type="string" calcext:value-type="string">
            <text:p>shutdown now</text:p>
          </table:table-cell>
          <table:table-cell office:value-type="string" calcext:value-type="string">
            <text:p>clean shutdown</text:p>
          </table:table-cell>
          <table:table-cell table:number-columns-repeated="7"/>
          <table:table-cell table:style-name="ce39" office:value-type="string" calcext:value-type="string">
            <text:p>iwlist wlp2s0 scan</text:p>
          </table:table-cell>
          <table:table-cell table:style-name="ce39" office:value-type="string" calcext:value-type="string">
            <text:p>Show wifi details</text:p>
          </table:table-cell>
          <table:table-cell/>
        </table:table-row>
        <table:table-row table:style-name="ro1">
          <table:table-cell table:style-name="ce23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7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style-name="ce23" office:value-type="string" calcext:value-type="string">
            <text:p>poweroff now</text:p>
          </table:table-cell>
          <table:table-cell office:value-type="string" calcext:value-type="string">
            <text:p>switch power off (avoid this!)</text:p>
          </table:table-cell>
          <table:table-cell table:number-columns-repeated="7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5" office:value-type="string" calcext:value-type="string">
            <text:p>wavemon</text:p>
          </table:table-cell>
          <table:table-cell table:style-name="ce35"/>
          <table:table-cell/>
        </table:table-row>
        <table:table-row table:style-name="ro1">
          <table:table-cell table:number-columns-repeated="9"/>
          <table:table-cell table:style-name="ce35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HW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PCI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Disk HW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Network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hwinfo</text:p>
          </table:table-cell>
          <table:covered-table-cell table:style-name="ce33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35" office:value-type="string" calcext:value-type="string">
            <text:p>ethtool</text:p>
          </table:table-cell>
          <table:table-cell table:style-name="ce35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apt install hdparm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lshw</text:p>
          </table:table-cell>
          <table:covered-table-cell table:style-name="ce33"/>
          <table:table-cell/>
          <table:table-cell office:value-type="string" calcext:value-type="string">
            <text:p>lspci -s 00:00.0 -vvv</text:p>
          </table:table-cell>
          <table:table-cell office:value-type="string" calcext:value-type="string">
            <text:p><text:span text:style-name="T3">Speed </text:span><text:span text:style-name="T4">LnkCap &amp; LnkSta</text:span></text:p>
          </table:table-cell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table:style-name="ce15" office:value-type="string" calcext:value-type="string" table:number-columns-spanned="2" table:number-rows-spanned="1">
            <text:p>USB</text:p>
          </table:table-cell>
          <table:covered-table-cell table:style-name="ce33"/>
          <table:table-cell/>
          <table:table-cell office:value-type="string" calcext:value-type="string">
            <text:p>apt install smartmontools</text:p>
          </table:table-cell>
          <table:table-cell office:value-type="string" calcext:value-type="string">
            <text:p>install smartc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inxi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Serial</text:p>
          </table:table-cell>
          <table:covered-table-cell table:style-name="ce33"/>
          <table:table-cell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1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/>
          <table:table-cell table:style-name="ce15" office:value-type="string" calcext:value-type="string" table:number-columns-spanned="2" table:number-rows-spanned="1">
            <text:p>Bluetooth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35" office:value-type="string" calcext:value-type="string">
            <text:p>inxi -Fxz</text:p>
          </table:table-cell>
          <table:table-cell table:style-name="ce35" office:value-type="string" calcext:value-type="string">
            <text:p>Show HW infos</text:p>
          </table:table-cell>
          <table:table-cell table:number-columns-repeated="4"/>
          <table:table-cell table:style-name="ce35"/>
          <table:table-cell table:style-name="ce35" office:value-type="string" calcext:value-type="string">
            <text:p>surface check? Fsck?</text:p>
          </table:table-cell>
          <table:table-cell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15" office:value-type="string" calcext:value-type="string" table:number-columns-spanned="2" table:number-rows-spanned="1">
            <text:p>CPU</text:p>
          </table:table-cell>
          <table:covered-table-cell table:style-name="ce33"/>
          <table:table-cell table:number-columns-repeated="4"/>
          <table:table-cell table:style-name="ce22" office:value-type="string" calcext:value-type="string">
            <text:p>fsck /dev/sda</text:p>
          </table:table-cell>
          <table:table-cell table:style-name="ce22" office:value-type="string" calcext:value-type="string">
            <text:p>Check partition (careful!)</text:p>
          </table:table-cell>
          <table:table-cell/>
          <table:table-cell table:style-name="ce35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7"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nvme</text:p>
          </table:table-cell>
          <table:covered-table-cell table:style-name="ce33"/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office:value-type="string" calcext:value-type="string">
            <text:p>apt install powertop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top</text:p>
          </table:table-cell>
          <table:table-cell office:value-type="string" calcext:value-type="string">
            <text:p>show C states of CPU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BIOS</text:p>
          </table:table-cell>
          <table:covered-table-cell table:style-name="ce33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Memory</text:p>
          </table:table-cell>
          <table:covered-table-cell table:style-name="ce33"/>
          <table:table-cell table:number-columns-repeated="4"/>
          <table:table-cell table:style-name="ce42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4"/>
          <table:table-cell table:style-name="ce15" office:value-type="string" calcext:value-type="string" table:number-columns-spanned="2" table:number-rows-spanned="1">
            <text:p>eMMC</text:p>
          </table:table-cell>
          <table:covered-table-cell table:style-name="ce33"/>
          <table:table-cell table:number-columns-repeated="3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4"/>
          <table:table-cell office:value-type="string" calcext:value-type="string">
            <text:p>dmesg | grep mmcblk</text:p>
          </table:table-cell>
          <table:table-cell office:value-type="string" calcext:value-type="string">
            <text:p>show boot infos</text:p>
          </table:table-cell>
          <table:table-cell table:number-columns-repeated="3"/>
        </table:table-row>
        <table:table-row table:style-name="ro1">
          <table:table-cell table:style-name="ce15" office:value-type="string" calcext:value-type="string" table:number-columns-spanned="2" table:number-rows-spanned="1">
            <text:p>lm-sensors</text:p>
          </table:table-cell>
          <table:covered-table-cell table:style-name="ce33"/>
          <table:table-cell table:number-columns-repeated="4"/>
          <table:table-cell office:value-type="string" calcext:value-type="string">
            <text:p>apt install mmc-utils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mmc extcsd read /dev/mmcblk0</text:p>
          </table:table-cell>
          <table:table-cell office:value-type="string" calcext:value-type="string">
            <text:p>no useful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 table:number-columns-spanned="2" table:number-rows-spanned="1">
            <text:p>Battery</text:p>
          </table:table-cell>
          <table:covered-table-cell table:style-name="ce33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ower -e</text:p>
          </table:table-cell>
          <table:table-cell office:value-type="string" calcext:value-type="string">
            <text:p>list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ower -i &lt;batt&gt;</text:p>
          </table:table-cell>
          <table:table-cell office:value-type="string" calcext:value-type="string">
            <text:p>infos of a specific battery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 table:number-columns-spanned="2" table:number-rows-spanned="1">
            <text:p>Firmware Updates</text:p>
          </table:table-cell>
          <table:covered-table-cell table:style-name="ce33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  <table:table-row table:style-name="ro1">
          <table:table-cell table:style-name="ce15" office:value-type="string" calcext:value-type="string" table:number-columns-spanned="2" table:number-rows-spanned="1">
            <text:p>IPMI (usually only available on servers)</text:p>
          </table:table-cell>
          <table:covered-table-cell table:style-name="ce33"/>
          <table:table-cell table:number-columns-repeated="9"/>
        </table:table-row>
        <table:table-row table:style-name="ro1">
          <table:table-cell office:value-type="string" calcext:value-type="string">
            <text:p>apt install ipmitool</text:p>
          </table:table-cell>
          <table:table-cell office:value-type="string" calcext:value-type="string">
            <text:p>inst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ensor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dcmi sensors</text:p>
          </table:table-cell>
          <table:table-cell office:value-type="string" calcext:value-type="string">
            <text:p>read senso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fru print -v</text:p>
          </table:table-cell>
          <table:table-cell office:value-type="string" calcext:value-type="string">
            <text:p>read „field replacable units“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pmitool sdr list all -v</text:p>
          </table:table-cell>
          <table:table-cell office:value-type="string" calcext:value-type="string">
            <text:p>list „sensor data records“</text:p>
          </table:table-cell>
          <table:table-cell table:number-columns-repeated="9"/>
        </table:table-row>
      </table:table>
      <table:table table:name="GUI" table:style-name="ta1">
        <table:table-column table:style-name="co22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3" office:value-type="string" calcext:value-type="string">
            <text:p>Gnome: palimpsest </text:p>
          </table:table-cell>
        </table:table-row>
        <table:table-row table:style-name="ro1">
          <table:table-cell table:style-name="ce43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General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Distribution specific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1">Fully remove distro</text:span> <text:span text:style-name="T5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-s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44" office:value-type="string" calcext:value-type="string">
            <text:p>&lt;distro&gt; config –default-user USER</text:p>
          </table:table-cell>
          <table:table-cell table:style-name="ce44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15" office:value-type="string" calcext:value-type="string" table:number-columns-spanned="2" table:number-rows-spanned="1">
            <text:p>Inside wsl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10" table:default-cell-style-name="Default"/>
        <table:table-row table:style-name="ro1">
          <table:table-cell table:style-name="ce15" office:value-type="string" calcext:value-type="string" table:number-columns-spanned="2" table:number-rows-spanned="1">
            <text:p>git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python</text:p>
          </table:table-cell>
          <table:covered-table-cell table:style-name="ce33"/>
          <table:table-cell/>
          <table:table-cell table:style-name="ce15" office:value-type="string" calcext:value-type="string" table:number-columns-spanned="2" table:number-rows-spanned="1">
            <text:p>libs</text:p>
          </table:table-cell>
          <table:covered-table-cell table:style-name="ce33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40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40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22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40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40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40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45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45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5" office:value-type="string" calcext:value-type="string" table:number-columns-spanned="2" table:number-rows-spanned="1">
            <text:p>cmake</text:p>
          </table:table-cell>
          <table:covered-table-cell table:style-name="ce33"/>
          <table:table-cell table:number-columns-repeated="6"/>
        </table:table-row>
        <table:table-row table:style-name="ro1">
          <table:table-cell table:style-name="ce40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table table:name="Links" table:style-name="ta1">
        <table:table-column table:style-name="co30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iki.ubuntuusers.de/Shell/Befehlsübersicht/" xlink:type="simple">https://wiki.ubuntuusers.de/Shell/Befehls%C3%BCbersicht/</text:a>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office:value-type="string" calcext:value-type="string">
            <text:p><text:a xlink:href="https://wiki.ubuntuusers.de/Systeminformationen_ermitteln/" xlink:type="simple">https://wiki.ubuntuusers.de/Systeminformationen_ermitteln/</text:a> </text:p>
          </table:table-cell>
          <table:table-cell office:value-type="string" calcext:value-type="string">
            <text:p>germ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.00.0000</text:date>, <text:time style:data-style-name="N2" text:time-value="00:14:11.2097351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11-22T11:26:48.100411100</dc:date>
    <meta:editing-duration>P37DT22H27M41S</meta:editing-duration>
    <meta:editing-cycles>356</meta:editing-cycles>
    <meta:generator>LibreOffice/25.8.2.2$Windows_X86_64 LibreOffice_project/d401f2107ccab8f924a8e2df40f573aab7605b6f</meta:generator>
    <meta:document-statistic meta:table-count="7" meta:cell-count="595" meta:object-count="0"/>
  </office:meta>
</office:document-meta>
</file>